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1-05" calcext:value-type="date">
            <text:p>05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2-08" calcext:value-type="date">
            <text:p>08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6-01-07" calcext:value-type="date">
            <text:p>07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6-01-31" calcext:value-type="date">
            <text:p>31/01/2026</text:p>
          </table:table-cell>
          <table:table-cell table:style-name="ce37" office:value-type="string" calcext:value-type="string">
            <text:p>Mens. 01/2026 (A.C.)</text:p>
          </table:table-cell>
          <table:table-cell table:style-name="ce43" office:value-type="float" office:value="680" calcext:value-type="float">
            <text:p>68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6-02-05" calcext:value-type="date">
            <text:p>05/02/2026</text:p>
          </table:table-cell>
          <table:table-cell table:style-name="ce52" table:formula="of:=[.C8]-[.F8]" office:value-type="float" office:value="30" calcext:value-type="float">
            <text:p>3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6-02-28" calcext:value-type="date">
            <text:p>28/02/2026</text:p>
          </table:table-cell>
          <table:table-cell table:style-name="ce37" office:value-type="string" calcext:value-type="string">
            <text:p>Mens. 02/2026 (A.C.)</text:p>
          </table:table-cell>
          <table:table-cell table:style-name="ce43" office:value-type="float" office:value="680" calcext:value-type="float">
            <text:p>68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9]-[.F9]" office:value-type="float" office:value="680" calcext:value-type="float">
            <text:p>68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9])" office:value-type="float" office:value="710" calcext:value-type="float">
            <text:p>71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5.0057646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5.006880714">00:00:00</text:time></text:span><text:span text:style-name="MT2"><text:time style:data-style-name="N2" text:time-value="11:13:05.006904354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3-02">00/00/0000</text:date><text:s/>- <text:time style:data-style-name="N2" text:time-value="11:13:05.008208377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3-02T11:13:05.338839338</dc:date>
    <meta:print-date>2020-10-05T15:55:44.962000000</meta:print-date>
    <dc:language>pt-PT</dc:language>
    <meta:editing-cycles>712</meta:editing-cycles>
    <meta:editing-duration>PT10H14M56S</meta:editing-duration>
    <meta:document-statistic meta:table-count="1" meta:cell-count="67" meta:object-count="0"/>
    <meta:user-defined meta:name="Info 0"/>
    <meta:user-defined meta:name="Info 1"/>
    <meta:user-defined meta:name="Info 2"/>
    <meta:user-defined meta:name="Info 3"/>
  </office:meta>
</office:document-meta>
</file>